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6624.83101693628">
            <text:p>6624.8310169363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8450">
            <text:p>8450</text:p>
          </table:table-cell>
          <table:table-cell table:number-columns-repeated="2"/>
          <table:table-cell table:formula="of:=SUM([.H4];[.H34];[.H64];[.H94])" office:value-type="float" office:value="6624.83101693628">
            <text:p>6624.8310169363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6624.83101693628">
            <text:p>6624.8310169363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3200">
            <text:p>3200</text:p>
          </table:table-cell>
          <table:table-cell/>
          <table:table-cell table:formula="of:=SUM([.K2];[.K5];[.K7];[.K33];[.K67];[.K96])" office:value-type="float" office:value="155900">
            <text:p>155900</text:p>
          </table:table-cell>
          <table:table-cell table:formula="of:=SUM([.H9];[.H38];[.H68];[.H98])" office:value-type="float" office:value="6624.83101693628">
            <text:p>6624.8310169363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35300">
            <text:p>135300</text:p>
          </table:table-cell>
          <table:table-cell table:formula="of:=SUM([.H10];[.H39];[.H69];[.H99])" office:value-type="float" office:value="6624.83101693628">
            <text:p>6624.8310169363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20600">
            <text:p>20600</text:p>
          </table:table-cell>
          <table:table-cell table:formula="of:=SUM([.H11];[.H40];[.H70];[.H100])" office:value-type="float" office:value="6624.83101693628">
            <text:p>6624.8310169363</text:p>
          </table:table-cell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5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table:style-name="Default"/>
          <table:table-cell table:number-columns-repeated="4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5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5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5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5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800">
            <text:p>7800</text:p>
          </table:table-cell>
          <table:table-cell table:number-columns-repeated="4"/>
          <table:table-cell table:style-name="ce2" table:formula="of:=SUM([.B93:.F93])" office:value-type="float" office:value="7800">
            <text:p>7800</text:p>
          </table:table-cell>
          <table:table-cell table:style-name="ce8" table:formula="of:=SUM([.B117:.F117])" office:value-type="float" office:value="371.428571428571">
            <text:p>371.4285714286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371.428571428571">
            <text:p>371.4285714286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371.428571428571">
            <text:p>371.4285714286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71.428571428571">
            <text:p>371.4285714286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2"/>
        </table:table-row>
        <table:table-row table:style-name="ro12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371.428571428571">
            <text:p>371.4285714286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371.428571428571">
            <text:p>371.4285714286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Gayane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371.428571428571">
            <text:p>371.4285714286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Seryoja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117];[.D117])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4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];[.C117];[.E117];[.F117])" office:value-type="float" office:value="371.428571428571">
            <text:p>371.428571428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:.F117])" office:value-type="float" office:value="371.428571428571">
            <text:p>371.4285714286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:.F117])"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371.428571428571">
            <text:p>371.4285714286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371.428571428571">
            <text:p>371.4285714286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371.428571428571">
            <text:p>371.4285714286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117:.F117])" office:value-type="float" office:value="371.428571428571">
            <text:p>371.4285714286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17])" office:value-type="float" office:value="0">
            <text:p>0</text:p>
          </table:table-cell>
          <table:table-cell table:style-name="ce55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F117])" office:value-type="float" office:value="0">
            <text:p>0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117:.F117])" office:value-type="float" office:value="371.428571428571">
            <text:p>371.4285714286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];[.C117];[.D117];[.E117];[.F117])" office:value-type="float" office:value="371.428571428571">
            <text:p>371.4285714286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])" office:value-type="float" office:value="371.428571428571">
            <text:p>371.4285714286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2"/>
          <table:table-cell table:style-name="ce2" table:formula="of:=[.B93]/21" office:value-type="float" office:value="371.428571428571">
            <text:p>371.4285714286</text:p>
          </table:table-cell>
          <table:table-cell table:style-name="ce2" table:formula="of:=[.C93]/20" office:value-type="float" office:value="0">
            <text:p>0</text:p>
          </table:table-cell>
          <table:table-cell table:style-name="ce2" table:formula="of:=[.D93]/21" office:value-type="float" office:value="0">
            <text:p>0</text:p>
          </table:table-cell>
          <table:table-cell table:style-name="ce2" table:formula="of:=[.E93]/20" office:value-type="float" office:value="0">
            <text:p>0</text:p>
          </table:table-cell>
          <table:table-cell table:style-name="ce2" table:formula="of:=[.F93]/20" office:value-type="float" office:value="0">
            <text:p>0</text:p>
          </table:table-cell>
          <table:table-cell/>
          <table:table-cell table:formula="of:=SUM([.B117])" office:value-type="float" office:value="371.428571428571">
            <text:p>371.4285714286</text:p>
          </table:table-cell>
          <table:table-cell table:style-name="ce55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117:.F117])" office:value-type="float" office:value="371.428571428571">
            <text:p>371.4285714286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371.428571428571">
            <text:p>371.4285714286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17];[.F117])" office:value-type="float" office:value="371.428571428571">
            <text:p>371.4285714286</text:p>
          </table:table-cell>
          <table:table-cell table:style-name="Default" office:value-type="string">
            <text:p>Vahe(Artsax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];[.F117])" office:value-type="float" office:value="371.428571428571">
            <text:p>371.4285714286</text:p>
          </table:table-cell>
          <table:table-cell table:style-name="Default" office:value-type="string">
            <text:p>Սարգիս (Yerevan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" table:formula="of:=SUM([.H93:.H121])" office:value-type="float" office:value="7800">
            <text:p>7800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2/29/2016</text:date>, <text:time>12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29T12:52:28</dc:date>
    <meta:editing-duration>P5DT1H56M21S</meta:editing-duration>
    <meta:editing-cycles>1944</meta:editing-cycles>
    <meta:generator>OpenOffice/4.1.1$Unix OpenOffice.org_project/411m6$Build-9775</meta:generator>
    <dc:creator>Hasmik Dabaghyan</dc:creator>
    <meta:document-statistic meta:table-count="11" meta:cell-count="4617" meta:object-count="0"/>
  </office:meta>
</office:document-meta>
</file>